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4aea" officeooo:paragraph-rsid="000e4aea"/>
    </style:style>
    <style:style style:name="P2" style:family="paragraph" style:parent-style-name="Standard">
      <style:text-properties officeooo:rsid="000f3c13" officeooo:paragraph-rsid="000f3c13"/>
    </style:style>
    <style:style style:name="P3" style:family="paragraph" style:parent-style-name="Standard">
      <style:text-properties officeooo:rsid="000f3c13" officeooo:paragraph-rsid="000f3c13"/>
    </style:style>
    <style:style style:name="P4" style:family="paragraph" style:parent-style-name="Standard">
      <style:text-properties officeooo:rsid="000fe2e4" officeooo:paragraph-rsid="000fe2e4"/>
    </style:style>
    <style:style style:name="P5" style:family="paragraph" style:parent-style-name="Standard">
      <style:text-properties officeooo:rsid="0010f43b" officeooo:paragraph-rsid="0010f43b"/>
    </style:style>
    <style:style style:name="P6" style:family="paragraph" style:parent-style-name="Standard">
      <style:text-properties officeooo:rsid="00124cde" officeooo:paragraph-rsid="00124cde"/>
    </style:style>
    <style:style style:name="P7" style:family="paragraph" style:parent-style-name="Standard">
      <style:text-properties officeooo:rsid="001392db" officeooo:paragraph-rsid="001392db"/>
    </style:style>
    <style:style style:name="P8" style:family="paragraph" style:parent-style-name="Standard">
      <style:text-properties officeooo:rsid="001459bd" officeooo:paragraph-rsid="001459bd"/>
    </style:style>
    <style:style style:name="P9" style:family="paragraph" style:parent-style-name="Standard">
      <style:text-properties officeooo:rsid="00148aff" officeooo:paragraph-rsid="00148aff"/>
    </style:style>
    <style:style style:name="P10" style:family="paragraph" style:parent-style-name="Standard">
      <style:text-properties officeooo:rsid="00148ea5" officeooo:paragraph-rsid="00148ea5"/>
    </style:style>
    <style:style style:name="T1" style:family="text">
      <style:text-properties officeooo:rsid="001392db"/>
    </style:style>
    <style:style style:name="T2" style:family="text">
      <style:text-properties officeooo:rsid="00161b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[[0,-1,0,0],[0,0,-1,0],[1,0,0,1],[0,0,0,1]]</text:p>
      <text:p text:style-name="P1"/>
      <text:p text:style-name="P1">2)</text:p>
      <text:p text:style-name="P1">[[1,0,0,0],[0,0,-1,0],[0,1,0,-2],[0,0,0,1]]</text:p>
      <text:p text:style-name="P1"/>
      <text:p text:style-name="P1">3)</text:p>
      <text:p text:style-name="P1">[[0,-1,0,-1],[-1,0,0,0],[0,0,-1,-2],[0,0,0,1]]</text:p>
      <text:p text:style-name="P1"/>
      <text:p text:style-name="P2">5)</text:p>
      <text:p text:style-name="P2">[1,5,-2]</text:p>
      <text:p text:style-name="P2"/>
      <text:p text:style-name="P5"><text:span text:style-name="T1">7</text:span>)</text:p>
      <text:p text:style-name="P5">[1,-3,-2,-3,-1,5]</text:p>
      <text:p text:style-name="P2"/>
      <text:p text:style-name="P4">Va = [ADTas]Vs</text:p>
      <text:p text:style-name="P4"/>
      <text:p text:style-name="P6">theta = cos^-1 * (1/2*(trR-1))</text:p>
      <text:p text:style-name="P6"/>
      <text:p text:style-name="P7">8)</text:p>
      <text:p text:style-name="P7">2.09</text:p>
      <text:p text:style-name="P6"/>
      <text:p text:style-name="P7">9)</text:p>
      <text:p text:style-name="P7">[[-0.617273,-0.70369,0.351845,1.05553],[0.70369,-0.293818,0.646909,1.94073],[-0.351845,0.646909,0.676545,-0.970364],[0,0,0,1]]</text:p>
      <text:p text:style-name="P7"/>
      <text:p text:style-name="P8">11)</text:p>
      <text:p text:style-name="P8">[[0,1,0,0],[-1,0,0,3],[0,0,1,-1],[0,0,0,1]]</text:p>
      <text:p text:style-name="P8"/>
      <text:p text:style-name="P9">12)</text:p>
      <text:p text:style-name="P9">[[0,0,0,0],[0,0,-1,2],[0,1,0,3],[0,0,0,0]]</text:p>
      <text:p text:style-name="P9"/>
      <text:p text:style-name="P9">13)</text:p>
      <text:p text:style-name="P9">[1,0,0,1,2,0]</text:p>
      <text:p text:style-name="P9"/>
      <text:p text:style-name="P10">14)</text:p>
      <text:p text:style-name="P10">[[-3<text:span text:style-name="T2">.</text:span>6732,-1,0,3],[1,-3.6732,0,5.5098],[0,0,1,1],[0,0,0,1]]</text:p>
      <text:p text:style-name="P10"/>
      <text:p text:style-name="P10">15)</text:p>
      <text:p text:style-name="P10">[[0,-1.57079633,0,2.35619449],[1.57079633,0,0,-2.35619449],[0,0,0,1],[0,0,0,0]]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1:48:57.166000000</meta:creation-date>
    <dc:date>2020-04-27T19:56:47.220000000</dc:date>
    <meta:editing-duration>PT1H52M30S</meta:editing-duration>
    <meta:editing-cycles>6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26" meta:word-count="32" meta:character-count="596" meta:non-whitespace-character-count="590"/>
  </office:meta>
</office:document-meta>
</file>